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opbackOutputStream.get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BackInputStream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opbackHTTPSocket.LoopbackHTTPSocket( String host ,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BackInputStream.read( byte [ ] b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opBackInputStream.LoopBackInputStream( LoopbackOutputStream _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opbackHTTPSocket.LoopbackHTTPSocket( String host , int port , InetAddress localAddress , int localPort , int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backHTTPSocket.LoopbackHTTPSock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opbackHTTPSocket.LoopbackHTTPSocket( String host , int port , InetAddress localAddr , int local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backHTTPSocket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backHTTPSocket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